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4734d4"/>
    </style:style>
    <style:style style:name="T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1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7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8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3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0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1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2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font-name="Courier New" fo:background-color="#dddddd" loext:char-shading-value="0"/>
    </style:style>
    <style:style style:name="T44" style:family="text">
      <style:text-properties style:font-name="Courier New" officeooo:rsid="003fbac8" fo:background-color="#dddddd" loext:char-shading-value="0"/>
    </style:style>
    <style:style style:name="T45" style:family="text">
      <style:text-properties style:font-name="Courier New" officeooo:rsid="006afff7" fo:background-color="#dddddd" loext:char-shading-value="0"/>
    </style:style>
    <style:style style:name="T46" style:family="text">
      <style:text-properties style:font-name="Courier New" officeooo:rsid="00734438" fo:background-color="#dddddd" loext:char-shading-value="0"/>
    </style:style>
    <style:style style:name="T47" style:family="text">
      <style:text-properties officeooo:rsid="006afff7"/>
    </style:style>
    <style:style style:name="T48" style:family="text">
      <style:text-properties fo:font-weight="bold" officeooo:rsid="006afff7" style:font-weight-asian="bold" style:font-weight-complex="bold"/>
    </style:style>
    <style:style style:name="T49" style:family="text">
      <style:text-properties style:font-name="Arial1"/>
    </style:style>
    <style:style style:name="T50" style:family="text">
      <style:text-properties style:font-name="Arial1" fo:font-weight="bold" officeooo:rsid="006afff7" style:font-weight-asian="bold" style:font-weight-complex="bold"/>
    </style:style>
    <style:style style:name="T51" style:family="text">
      <style:text-properties style:font-name="Arial1" officeooo:rsid="006afff7"/>
    </style:style>
    <style:style style:name="T52" style:family="text">
      <style:text-properties style:font-name="Arial1" officeooo:rsid="00954f47"/>
    </style:style>
    <style:style style:name="T5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Celestra v1.</text:span><text:span text:style-name="T3">2</text:span><text:span text:style-name="T4">0.0</text:span><text:span text:style-name="T1"> cheatsheet</text:span><text:span text:style-name="T2"> – </text:span><text:a xlink:type="simple" xlink:href="https://github.com/Serrin/Celestra/" text:style-name="Internet_20_link" text:visited-style-name="Visited_20_Internet_20_Link"><text:span text:style-name="T53">https://github.com/Serrin/Celestra/</text:span></text:a></text:p>
      <text:p text:style-name="P25"><text:span text:style-name="T48">Main variant:</text:span><text:span text:style-name="T47"> </text:span>The <text:span text:style-name="T43">”</text:span><text:span text:style-name="T44">C</text:span><text:span text:style-name="T43">elestr</text:span><text:span text:style-name="T44">a</text:span><text:span text:style-name="T43">”</text:span> and the <text:span text:style-name="T43">”_”</text:span> objects contain these functions, except the <text:span text:style-name="T43">”</text:span><text:span text:style-name="T46">doc</text:span><text:span text:style-name="T43">”</text:span> <text:span text:style-name="T5">(this is global) </text:span>and the polyfills. Example: <text:span text:style-name="T43">”_.qsa()”</text:span></text:p>
      <text:p text:style-name="P24"><text:span text:style-name="T50">FP variant:</text:span><text:span text:style-name="T51"> The functions </text:span><text:span text:style-name="T52">and </text:span><text:span text:style-name="T49">the </text:span><text:span text:style-name="T43">”</text:span><text:span text:style-name="T46">doc</text:span><text:span text:style-name="T43">”</text:span><text:span text:style-name="T51"> </text:span><text:span text:style-name="T52">a</text:span><text:span text:style-name="T51">re available in the global namespace (</text:span><text:span text:style-name="T43">”</text:span><text:span text:style-name="T45">window</text:span><text:span text:style-name="T43">”</text:span><text:span text:style-name="T51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8">Basic API</text:p>
          </table:table-cell>
          <table:table-cell table:style-name="Táblázat3.A1" office:value-type="string">
            <text:p text:style-name="P18">DOM</text:p>
          </table:table-cell>
          <table:table-cell table:style-name="Táblázat3.C1" office:value-type="string">
            <text:p text:style-name="P20">Functional programming</text:p>
          </table:table-cell>
        </table:table-row>
        <table:table-row>
          <table:table-cell table:style-name="Táblázat3.A8" table:number-rows-spanned="7" office:value-type="string">
            <text:p text:style-name="P23">doc = document</text:p>
            <text:p text:style-name="P4"><text:span text:style-name="Source_20_Text"><text:span text:style-name="T6">qsa(&lt;selector&gt;[,context]).each( f</text:span></text:span><text:span text:style-name="Source_20_Text"><text:span text:style-name="T18">u</text:span></text:span><text:span text:style-name="Source_20_Text"><text:span text:style-name="T6">n</text:span></text:span><text:span text:style-name="Source_20_Text"><text:span text:style-name="T18">ction</text:span></text:span><text:span text:style-name="Source_20_Text"><text:span text:style-name="T6"> (el, i) { el.arguments; } );</text:span></text:span></text:p>
            <text:p text:style-name="P4"><text:span text:style-name="Source_20_Text"><text:span text:style-name="T6">qs(&lt;selector&gt;[,context]).argument;</text:span></text:span></text:p>
            <text:p text:style-name="P4"><text:span text:style-name="Source_20_Text"><text:span text:style-name="T6">domReady(&lt;f</text:span></text:span><text:span text:style-name="Source_20_Text"><text:span text:style-name="T19">u</text:span></text:span><text:span text:style-name="Source_20_Text"><text:span text:style-name="T6">n</text:span></text:span><text:span text:style-name="Source_20_Text"><text:span text:style-name="T19">ction</text:span></text:span><text:span text:style-name="Source_20_Text"><text:span text:style-name="T6">&gt;);</text:span></text:span></text:p>
            <text:p text:style-name="P4"><text:span text:style-name="Source_20_Text"><text:span text:style-name="T6">inherit(&lt;subclass&gt;,&lt;superclass&gt;);</text:span></text:span></text:p>
            <text:p text:style-name="P4"><text:span text:style-name="Source_20_Text"><text:span text:style-name="T6">random(&lt;max&gt;); </text:span></text:span><text:span text:style-name="Source_20_Text"><text:span text:style-name="T22">or</text:span></text:span><text:span text:style-name="Source_20_Text"><text:span text:style-name="T7"> </text:span></text:span><text:span text:style-name="Source_20_Text"><text:span text:style-name="T6">random(&lt;min&gt;,&lt;max&gt;);</text:span></text:span></text:p>
            <text:p text:style-name="P4"><text:span text:style-name="Source_20_Text"><text:span text:style-name="T6">getScript(&lt;url&gt;[,success]);</text:span></text:span></text:p>
            <text:p text:style-name="P4"><text:span text:style-name="Source_20_Text"><text:span text:style-name="T6">getScripts(&lt;scripts&gt;);</text:span></text:span></text:p>
            <text:p text:style-name="P4"><text:span text:style-name="Source_20_Text"><text:span text:style-name="T6">getStyle(&lt;href&gt;[,success]);</text:span></text:span></text:p>
            <text:p text:style-name="P4"><text:span text:style-name="Source_20_Text"><text:span text:style-name="T6">getStyles(&lt;styles&gt;);</text:span></text:span></text:p>
            <text:p text:style-name="P4"><text:span text:style-name="Source_20_Text"><text:span text:style-name="T6">getUrlVar([name]);</text:span></text:span></text:p>
            <text:p text:style-name="P5"><text:span text:style-name="Source_20_Text"><text:span text:style-name="T8">getUrlVarFromString(&lt;querystr&gt;[,name]);</text:span></text:span></text:p>
            <text:p text:style-name="P5"><text:span text:style-name="Source_20_Text"><text:span text:style-name="T6">obj2string(&lt;object&gt;);</text:span></text:span></text:p>
            <text:p text:style-name="P5"><text:span text:style-name="Source_20_Text"><text:span text:style-name="T6">getType(&lt;variable&gt;[,type]);</text:span></text:span></text:p>
            <text:p text:style-name="P11"><text:span text:style-name="Source_20_Text"><text:span text:style-name="T6">extend([deep,]&lt;target&gt;,&lt;source1&gt;</text:span></text:span><text:span text:style-name="Source_20_Text"><text:span text:style-name="T9">[</text:span></text:span><text:span text:style-name="Source_20_Text"><text:span text:style-name="T6">,s</text:span></text:span><text:span text:style-name="Source_20_Text"><text:span text:style-name="T10">r</text:span></text:span><text:span text:style-name="Source_20_Text"><text:span text:style-name="T6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6">);</text:span></text:span></text:p>
            <text:p text:style-name="P12"><text:span text:style-name="Source_20_Text"><text:span text:style-name="T6">deepAssign</text:span></text:span><text:span text:style-name="Source_20_Text"><text:span text:style-name="T21">(</text:span></text:span><text:span text:style-name="Source_20_Text"><text:span text:style-name="T6">&lt;target&gt;,&lt;source1&gt;</text:span></text:span><text:span text:style-name="Source_20_Text"><text:span text:style-name="T9">[</text:span></text:span><text:span text:style-name="Source_20_Text"><text:span text:style-name="T6">,s</text:span></text:span><text:span text:style-name="Source_20_Text"><text:span text:style-name="T10">r</text:span></text:span><text:span text:style-name="Source_20_Text"><text:span text:style-name="T6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6">);</text:span></text:span></text:p>
            <text:p text:style-name="P5"><text:span text:style-name="Source_20_Text"><text:span text:style-name="T6">getFullscreen();</text:span></text:span></text:p>
            <text:p text:style-name="P7"><text:span text:style-name="Source_20_Text"><text:span text:style-name="T6">setFullscreenOn(&lt;selector&gt; </text:span></text:span><text:span text:style-name="Source_20_Text"><text:span text:style-name="T26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6">);</text:span></text:span></text:p>
            <text:p text:style-name="P5"><text:span text:style-name="Source_20_Text"><text:span text:style-name="T6">setFullscreenOff();</text:span></text:span></text:p>
            <text:p text:style-name="P5"><text:span text:style-name="Source_20_Text"><text:span text:style-name="T6">getLocation(&lt;success&gt;[,error]);</text:span></text:span></text:p>
            <text:p text:style-name="P5"><text:span text:style-name="Source_20_Text"><text:span text:style-name="T6">getDoNotTrack();</text:span></text:span></text:p>
            <text:p text:style-name="P13"><text:span text:style-name="Source_20_Text"><text:span text:style-name="T6">form2array(&lt;form&gt;);</text:span></text:span></text:p>
            <text:p text:style-name="P13"><text:span text:style-name="Source_20_Text"><text:span text:style-name="T6">form2string(&lt;form&gt;);</text:span></text:span></text:p>
            <text:p text:style-name="P10"><text:span text:style-name="Source_20_Text"><text:span text:style-name="T6">constant(&lt;value&gt;);</text:span></text:span></text:p>
            <text:p text:style-name="P10"><text:span text:style-name="Source_20_Text"><text:span text:style-name="T20">i</text:span></text:span><text:span text:style-name="Source_20_Text"><text:span text:style-name="T6">dentity(&lt;value&gt;);</text:span></text:span></text:p>
            <text:p text:style-name="P5"><text:span text:style-name="Source_20_Text"><text:span text:style-name="T6">noop();</text:span></text:span></text:p>
            <text:p text:style-name="P5"><text:span text:style-name="Source_20_Text"><text:span text:style-name="T6">repeat(&lt;iteration&gt;,&lt;callback&gt;);</text:span></text:span></text:p>
            <text:p text:style-name="P17"><text:span text:style-name="Source_20_Text"><text:span text:style-name="T17">i</text:span></text:span><text:span text:style-name="Source_20_Text"><text:span text:style-name="T6">nitArray</text:span></text:span><text:span text:style-name="Source_20_Text"><text:span text:style-name="T16">();</text:span></text:span></text:p>
            <text:p text:style-name="P17"><text:span text:style-name="Source_20_Text"><text:span text:style-name="T6">initObject</text:span></text:span><text:span text:style-name="Source_20_Text"><text:span text:style-name="T16">();</text:span></text:span></text:p>
            <text:p text:style-name="P17"><text:span text:style-name="Source_20_Text"><text:span text:style-name="T16">initString();</text:span></text:span></text:p>
            <text:p text:style-name="P17"><text:span text:style-name="Source_20_Text"><text:span text:style-name="T16">initTrue();</text:span></text:span><text:span text:style-name="Source_20_Text"><text:span text:style-name="T27"> </text:span></text:span><text:span text:style-name="Source_20_Text"><text:span text:style-name="T28">and </text:span></text:span><text:span text:style-name="Source_20_Text"><text:span text:style-name="T16">initFalse();</text:span></text:span></text:p>
            <text:p text:style-name="P14"><text:span text:style-name="Source_20_Text"><text:span text:style-name="T13">noConflict(); </text:span></text:span><text:span text:style-name="Source_20_Text"><text:span text:style-name="T23">- </text:span></text:span><text:span text:style-name="Source_20_Text"><text:span text:style-name="T24">O</text:span></text:span><text:span text:style-name="Source_20_Text"><text:span text:style-name="T25">nly </text:span></text:span><text:span text:style-name="Source_20_Text"><text:span text:style-name="T24">in the main variant.</text:span></text:span></text:p>
            <text:p text:style-name="P14"><text:span text:style-name="Source_20_Text"><text:span text:style-name="T36">v</text:span></text:span><text:span text:style-name="Source_20_Text"><text:span text:style-name="T37">ersion;</text:span></text:span><text:span text:style-name="Source_20_Text"><text:span text:style-name="T29"> </text:span></text:span><text:span text:style-name="Source_20_Text"><text:span text:style-name="T23">- </text:span></text:span><text:span text:style-name="Source_20_Text"><text:span text:style-name="T24">O</text:span></text:span><text:span text:style-name="Source_20_Text"><text:span text:style-name="T25">nly </text:span></text:span><text:span text:style-name="Source_20_Text"><text:span text:style-name="T24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6">domCreate(&lt;type&gt;[,properties[,innerHTML]]);</text:span></text:span></text:p>
            <text:p text:style-name="P15"><text:span text:style-name="Source_20_Text"><text:span text:style-name="T6">domGetCSS(&lt;element&gt;,&lt;property&gt;);</text:span></text:span></text:p>
            <text:p text:style-name="P15"><text:span text:style-name="Source_20_Text"><text:span text:style-name="T6">dom</text:span></text:span><text:span text:style-name="Source_20_Text"><text:span text:style-name="T14">S</text:span></text:span><text:span text:style-name="Source_20_Text"><text:span text:style-name="T6">etCSS(&lt;element&gt;,&lt;property&gt;,&lt;value&gt;);</text:span></text:span></text:p>
            <text:p text:style-name="P15"><text:span text:style-name="Source_20_Text"><text:span text:style-name="T6">dom</text:span></text:span><text:span text:style-name="Source_20_Text"><text:span text:style-name="T14">S</text:span></text:span><text:span text:style-name="Source_20_Text"><text:span text:style-name="T6">etCSS(&lt;element&gt;,&lt;properties&gt;);</text:span></text:span></text:p>
            <text:p text:style-name="P15"><text:span text:style-name="Source_20_Text"><text:span text:style-name="T6">domFadeIn(&lt;element&gt;[, duration[,display]]);</text:span></text:span></text:p>
            <text:p text:style-name="P15"><text:span text:style-name="Source_20_Text"><text:span text:style-name="T6">domFadeOut(&lt;element&gt;[,duration]);</text:span></text:span></text:p>
            <text:p text:style-name="P15"><text:span text:style-name="Source_20_Text"><text:span text:style-name="T6">domFadeToggle(&lt;element&gt;[,duration[,display]]);</text:span></text:span></text:p>
            <text:p text:style-name="P15"><text:span text:style-name="Source_20_Text"><text:span text:style-name="T6">domShow(&lt;element&gt;[,display]);</text:span></text:span></text:p>
            <text:p text:style-name="P15"><text:span text:style-name="Source_20_Text"><text:span text:style-name="T6">domHide(&lt;element&gt;);</text:span></text:span></text:p>
            <text:p text:style-name="P15"><text:span text:style-name="Source_20_Text"><text:span text:style-name="T6">domToggle(&lt;element&gt;[,display]);</text:span></text:span></text:p>
            <text:p text:style-name="P15"><text:span text:style-name="Source_20_Text"><text:span text:style-name="T6">domOn(&lt;eventTarget&gt;,&lt;eventType&gt;,&lt;callback&gt;);</text:span></text:span></text:p>
            <text:p text:style-name="P15"><text:span text:style-name="Source_20_Text"><text:span text:style-name="T6">domOff(&lt;eventTarget&gt;,&lt;eventType&gt;,&lt;callback&gt;);</text:span></text:span></text:p>
            <text:p text:style-name="P15"><text:span text:style-name="Source_20_Text"><text:span text:style-name="T6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6">toFunction(&lt;function&gt;);</text:span></text:span></text:p>
            <text:p text:style-name="P5"><text:span text:style-name="Source_20_Text"><text:span text:style-name="T6">bind(&lt;function&gt;,&lt;context&gt;);</text:span></text:span></text:p>
            <text:p text:style-name="P5"><text:span text:style-name="Source_20_Text"><text:span text:style-name="T6">forEach(&lt;collection&gt;,&lt;callback&gt;);</text:span></text:span></text:p>
            <text:p text:style-name="P5"><text:span text:style-name="Source_20_Text"><text:span text:style-name="T15">e</text:span></text:span><text:span text:style-name="Source_20_Text"><text:span text:style-name="T6">ach(&lt;collection&gt;,&lt;callback&gt;);</text:span></text:span></text:p>
            <text:p text:style-name="P5"><text:span text:style-name="Source_20_Text"><text:span text:style-name="T6">map(&lt;collection&gt;,&lt;callback&gt;);</text:span></text:span></text:p>
            <text:p text:style-name="P5"><text:span text:style-name="Source_20_Text"><text:span text:style-name="T6">forIn(&lt;object&gt;,&lt;callback&gt;);</text:span></text:span></text:p>
            <text:p text:style-name="P5"><text:span text:style-name="Source_20_Text"><text:span text:style-name="T6">mapIn(&lt;object&gt;,&lt;callback&gt;);</text:span></text:span></text:p>
            <text:p text:style-name="P5"><text:span text:style-name="Source_20_Text"><text:span text:style-name="T6">toArray(&lt;object&gt;);</text:span></text:span></text:p>
            <text:p text:style-name="P1"><text:span text:style-name="Source_20_Text"><text:span text:style-name="T38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1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6">getAjax(&lt;url&gt;,&lt;format&gt;,&lt;success&gt;[,error][,user&lt;,password&gt;]);</text:span></text:span></text:p>
            <text:p text:style-name="P6"><text:span text:style-name="Source_20_Text"><text:span text:style-name="T6">postAjax(&lt;url&gt;,&lt;data&gt;,&lt;format&gt;,&lt;success&gt;[,error][,user&lt;,password&gt;]);</text:span></text:span></text:p>
            <text:p text:style-name="P6"><text:span text:style-name="Source_20_Text"><text:span text:style-name="T6">getCors(&lt;url&gt;,&lt;format&gt;,&lt;success&gt;[,error][,user&lt;,password&gt;]);</text:span></text:span></text:p>
            <text:p text:style-name="P2"><text:span text:style-name="Source_20_Text"><text:span text:style-name="T39">postCors(&lt;url&gt;,&lt;data&gt;,&lt;format&gt;,&lt;success&gt;[,error][,user&lt;,password&gt;]);</text:span></text:span></text:p>
            <text:p text:style-name="P3"><text:span text:style-name="Source_20_Text"><text:span text:style-name="T42">Shorthands:</text:span></text:span><text:span text:style-name="Source_20_Text"><text:span text:style-name="T41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1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6">setCookie(&lt;name&gt;,&lt;value&gt;[,hours[,path[,domain[,secure[,HttpOnly]]]]]);</text:span></text:span></text:p>
            <text:p text:style-name="P16"><text:span text:style-name="Source_20_Text"><text:span text:style-name="T6">getCookie([name]);</text:span></text:span></text:p>
            <text:p text:style-name="P16"><text:span text:style-name="Source_20_Text"><text:span text:style-name="T6">hasCookie(&lt;name&gt;);</text:span></text:span></text:p>
            <text:p text:style-name="P16"><text:span text:style-name="Source_20_Text"><text:span text:style-name="T6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2"><text:span text:style-name="Source_20_Text"><text:span text:style-name="T40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2">isString(&lt;value&gt;);, isChar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Number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Integer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Float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Boolean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Object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 isEmptyObject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Function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Array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EmptyArray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Arraylike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Null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Undefined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NullOrUndefined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Primitive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Symbol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 </text:span></text:span><text:span text:style-name="Source_20_Text"><text:span text:style-name="T30">ES6</text:span></text:span><text:span text:style-name="Source_20_Text"><text:span text:style-name="T31">, </text:span></text:span><text:span text:style-name="Source_20_Text"><text:span text:style-name="T32">isMap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 </text:span></text:span><text:span text:style-name="Source_20_Text"><text:span text:style-name="T30">ES6</text:span></text:span><text:span text:style-name="Source_20_Text"><text:span text:style-name="T31">, </text:span></text:span><text:span text:style-name="Source_20_Text"><text:span text:style-name="T32">isSet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 </text:span></text:span><text:span text:style-name="Source_20_Text"><text:span text:style-name="T30">E</text:span></text:span><text:span text:style-name="Source_20_Text"><text:span text:style-name="T31">S</text:span></text:span><text:span text:style-name="Source_20_Text"><text:span text:style-name="T30">6</text:span></text:span><text:span text:style-name="Source_20_Text"><text:span text:style-name="T31">, </text:span></text:span><text:span text:style-name="Source_20_Text"><text:span text:style-name="T32">isDate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isRegexp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, </text:span></text:span><text:span text:style-name="Source_20_Text"><text:span text:style-name="T33">i</text:span></text:span><text:span text:style-name="Source_20_Text"><text:span text:style-name="T32">sElement(&lt;</text:span></text:span><text:span text:style-name="Source_20_Text"><text:span text:style-name="T34">v</text:span></text:span><text:span text:style-name="Source_20_Text"><text:span text:style-name="T35">alue</text:span></text:span><text:span text:style-name="Source_20_Text"><text:span text:style-name="T32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0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6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4-04T19:55:33.793000000</dc:date>
    <meta:editing-duration>PT4H56M43S</meta:editing-duration>
    <meta:editing-cycles>89</meta:editing-cycles>
    <meta:generator>LibreOffice/6.0.0.3$Windows_X86_64 LibreOffice_project/64a0f66915f38c6217de274f0aa8e15618924765</meta:generator>
    <meta:document-statistic meta:table-count="2" meta:image-count="0" meta:object-count="0" meta:page-count="1" meta:paragraph-count="76" meta:word-count="192" meta:character-count="3345" meta:non-whitespace-character-count="3228"/>
  </office:meta>
</office:document-meta>
</file>